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7bec" officeooo:paragraph-rsid="00167bec"/>
    </style:style>
    <style:style style:name="P2" style:family="paragraph" style:parent-style-name="Standard">
      <style:paragraph-properties fo:text-align="center" style:justify-single-word="false"/>
      <style:text-properties officeooo:rsid="00167bec" officeooo:paragraph-rsid="00167bec"/>
    </style:style>
    <style:style style:name="P3" style:family="paragraph" style:parent-style-name="Standard">
      <style:text-properties officeooo:rsid="00167bec" officeooo:paragraph-rsid="00194a32"/>
    </style:style>
    <style:style style:name="P4" style:family="paragraph" style:parent-style-name="Standard">
      <style:text-properties officeooo:rsid="0019331c" officeooo:paragraph-rsid="0019331c"/>
    </style:style>
    <style:style style:name="P5" style:family="paragraph" style:parent-style-name="Standard">
      <style:text-properties officeooo:rsid="00194a32" officeooo:paragraph-rsid="00194a32"/>
    </style:style>
    <style:style style:name="P6" style:family="paragraph" style:parent-style-name="Standard" style:list-style-name="L1">
      <style:text-properties officeooo:rsid="0019a4f5" officeooo:paragraph-rsid="0019a4f5"/>
    </style:style>
    <style:style style:name="P7" style:family="paragraph" style:parent-style-name="Standard">
      <style:text-properties officeooo:rsid="0019a4f5" officeooo:paragraph-rsid="0019a4f5"/>
    </style:style>
    <style:style style:name="P8" style:family="paragraph" style:parent-style-name="Standard">
      <style:text-properties officeooo:rsid="001b367c" officeooo:paragraph-rsid="001b367c"/>
    </style:style>
    <style:style style:name="P9" style:family="paragraph" style:parent-style-name="Standard">
      <style:text-properties officeooo:rsid="001ba1e9" officeooo:paragraph-rsid="001ba1e9"/>
    </style:style>
    <style:style style:name="P10" style:family="paragraph" style:parent-style-name="Standard">
      <style:text-properties officeooo:rsid="001ba1e9" officeooo:paragraph-rsid="00220114"/>
    </style:style>
    <style:style style:name="P11" style:family="paragraph" style:parent-style-name="Standard">
      <style:text-properties officeooo:paragraph-rsid="001ba1e9"/>
    </style:style>
    <style:style style:name="P12" style:family="paragraph" style:parent-style-name="Standard">
      <style:text-properties officeooo:paragraph-rsid="001d3d12"/>
    </style:style>
    <style:style style:name="P13" style:family="paragraph" style:parent-style-name="Standard">
      <style:text-properties officeooo:paragraph-rsid="001dfda5"/>
    </style:style>
    <style:style style:name="P14" style:family="paragraph" style:parent-style-name="Standard">
      <style:text-properties officeooo:rsid="001dfda5" officeooo:paragraph-rsid="001dfda5"/>
    </style:style>
    <style:style style:name="P15" style:family="paragraph" style:parent-style-name="Standard">
      <style:text-properties officeooo:rsid="001ffd61" officeooo:paragraph-rsid="001ffd61"/>
    </style:style>
    <style:style style:name="P16" style:family="paragraph" style:parent-style-name="Standard">
      <style:text-properties officeooo:rsid="001ffd61" officeooo:paragraph-rsid="002028de"/>
    </style:style>
    <style:style style:name="P17" style:family="paragraph" style:parent-style-name="Standard">
      <style:text-properties officeooo:rsid="002028de" officeooo:paragraph-rsid="002028de"/>
    </style:style>
    <style:style style:name="P18" style:family="paragraph" style:parent-style-name="Standard">
      <style:text-properties officeooo:rsid="002028de" officeooo:paragraph-rsid="001ba1e9"/>
    </style:style>
    <style:style style:name="P19" style:family="paragraph" style:parent-style-name="Standard">
      <style:text-properties officeooo:rsid="00220114" officeooo:paragraph-rsid="00220114"/>
    </style:style>
    <style:style style:name="P20" style:family="paragraph" style:parent-style-name="Standard">
      <style:text-properties officeooo:rsid="00222b76" officeooo:paragraph-rsid="00222b76"/>
    </style:style>
    <style:style style:name="P21" style:family="paragraph" style:parent-style-name="Standard">
      <style:text-properties officeooo:rsid="00234a72" officeooo:paragraph-rsid="00234a72"/>
    </style:style>
    <style:style style:name="P22" style:family="paragraph" style:parent-style-name="Standard">
      <style:text-properties officeooo:rsid="00247607" officeooo:paragraph-rsid="00247607"/>
    </style:style>
    <style:style style:name="P23" style:family="paragraph" style:parent-style-name="Standard">
      <style:text-properties officeooo:rsid="0026d39d" officeooo:paragraph-rsid="0026d39d"/>
    </style:style>
    <style:style style:name="P24" style:family="paragraph" style:parent-style-name="Standard">
      <style:text-properties officeooo:rsid="00286aaf" officeooo:paragraph-rsid="00286aaf"/>
    </style:style>
    <style:style style:name="P25" style:family="paragraph" style:parent-style-name="Standard">
      <style:text-properties officeooo:rsid="002b43bf" officeooo:paragraph-rsid="0026d39d"/>
    </style:style>
    <style:style style:name="P26" style:family="paragraph" style:parent-style-name="Standard">
      <style:text-properties officeooo:rsid="002b43bf" officeooo:paragraph-rsid="002d89fa"/>
    </style:style>
    <style:style style:name="P27" style:family="paragraph" style:parent-style-name="Standard">
      <style:text-properties officeooo:rsid="002c7bd2" officeooo:paragraph-rsid="002c7bd2"/>
    </style:style>
    <style:style style:name="P28" style:family="paragraph" style:parent-style-name="Standard">
      <style:text-properties officeooo:rsid="002db639" officeooo:paragraph-rsid="002db639"/>
    </style:style>
    <style:style style:name="P29" style:family="paragraph" style:parent-style-name="Standard">
      <style:text-properties officeooo:rsid="002ed65d" officeooo:paragraph-rsid="002ed65d"/>
    </style:style>
    <style:style style:name="P30" style:family="paragraph" style:parent-style-name="Standard">
      <style:text-properties officeooo:rsid="0033ee84" officeooo:paragraph-rsid="0033ee84"/>
    </style:style>
    <style:style style:name="P31" style:family="paragraph" style:parent-style-name="Standard">
      <style:text-properties officeooo:rsid="0033ee84" officeooo:paragraph-rsid="00349b99"/>
    </style:style>
    <style:style style:name="P32" style:family="paragraph" style:parent-style-name="Standard">
      <style:text-properties officeooo:rsid="00349b99" officeooo:paragraph-rsid="00349b99"/>
    </style:style>
    <style:style style:name="P33" style:family="paragraph" style:parent-style-name="Standard">
      <style:text-properties officeooo:rsid="00353f42" officeooo:paragraph-rsid="00353f42"/>
    </style:style>
    <style:style style:name="P34" style:family="paragraph" style:parent-style-name="Standard">
      <style:text-properties officeooo:rsid="00353f42" officeooo:paragraph-rsid="00349b99"/>
    </style:style>
    <style:style style:name="P35" style:family="paragraph" style:parent-style-name="Standard">
      <style:paragraph-properties fo:break-before="page"/>
      <style:text-properties officeooo:rsid="001ba1e9" officeooo:paragraph-rsid="001ffd61"/>
    </style:style>
    <style:style style:name="P36" style:family="paragraph" style:parent-style-name="Standard">
      <style:paragraph-properties fo:break-before="page"/>
      <style:text-properties officeooo:rsid="002028de" officeooo:paragraph-rsid="002028de"/>
    </style:style>
    <style:style style:name="P37" style:family="paragraph" style:parent-style-name="Standard">
      <style:paragraph-properties fo:break-before="page"/>
      <style:text-properties officeooo:rsid="0026d39d" officeooo:paragraph-rsid="0026d39d"/>
    </style:style>
    <style:style style:name="P38" style:family="paragraph" style:parent-style-name="Standard">
      <style:paragraph-properties fo:break-before="page"/>
      <style:text-properties officeooo:rsid="00353f42" officeooo:paragraph-rsid="00353f42"/>
    </style:style>
    <style:style style:name="P39" style:family="paragraph">
      <style:paragraph-properties fo:text-align="center"/>
    </style:style>
    <style:style style:name="P40" style:family="paragraph">
      <loext:graphic-properties draw:fill="none" draw:fill-color="#ffffff"/>
    </style:style>
    <style:style style:name="T1" style:family="text">
      <style:text-properties style:text-position="sub 58%"/>
    </style:style>
    <style:style style:name="T2" style:family="text">
      <style:text-properties style:text-position="sub 58%" style:font-name="LiberationSerif" fo:font-size="12pt"/>
    </style:style>
    <style:style style:name="T3" style:family="text">
      <style:text-properties style:text-position="sub 58%" style:font-name="LiberationSerif" fo:font-size="12pt" officeooo:rsid="002028de"/>
    </style:style>
    <style:style style:name="T4" style:family="text">
      <style:text-properties style:text-position="sub 58%" officeooo:rsid="00349b99"/>
    </style:style>
    <style:style style:name="T5" style:family="text">
      <style:text-properties style:text-position="sub 58%" officeooo:rsid="00353f42"/>
    </style:style>
    <style:style style:name="T6" style:family="text">
      <style:text-properties style:text-position="0% 100%"/>
    </style:style>
    <style:style style:name="T7" style:family="text">
      <style:text-properties officeooo:rsid="00173b10"/>
    </style:style>
    <style:style style:name="T8" style:family="text">
      <style:text-properties officeooo:rsid="00194a32"/>
    </style:style>
    <style:style style:name="T9" style:family="text">
      <style:text-properties officeooo:rsid="0019a4f5"/>
    </style:style>
    <style:style style:name="T10" style:family="text">
      <style:text-properties officeooo:rsid="001b367c"/>
    </style:style>
    <style:style style:name="T11" style:family="text">
      <style:text-properties officeooo:rsid="001ba1e9"/>
    </style:style>
    <style:style style:name="T12" style:family="text">
      <style:text-properties style:font-name="LiberationSerif" fo:font-size="12pt"/>
    </style:style>
    <style:style style:name="T13" style:family="text">
      <style:text-properties style:font-name="LiberationSerif" fo:font-size="12pt" officeooo:rsid="001d3d12"/>
    </style:style>
    <style:style style:name="T14" style:family="text">
      <style:text-properties style:font-name="LiberationSerif" fo:font-size="12pt" officeooo:rsid="001dfda5"/>
    </style:style>
    <style:style style:name="T15" style:family="text">
      <style:text-properties style:font-name="LiberationSerif" fo:font-size="12pt" officeooo:rsid="001ffd61"/>
    </style:style>
    <style:style style:name="T16" style:family="text">
      <style:text-properties style:font-name="LiberationSerif" fo:font-size="12pt" officeooo:rsid="001ba1e9"/>
    </style:style>
    <style:style style:name="T17" style:family="text">
      <style:text-properties style:font-name="LiberationSerif" fo:font-size="12pt" officeooo:rsid="002028de"/>
    </style:style>
    <style:style style:name="T18" style:family="text">
      <style:text-properties officeooo:rsid="001d3d12"/>
    </style:style>
    <style:style style:name="T19" style:family="text">
      <style:text-properties officeooo:rsid="001ffd61"/>
    </style:style>
    <style:style style:name="T20" style:family="text">
      <style:text-properties officeooo:rsid="00220114"/>
    </style:style>
    <style:style style:name="T21" style:family="text">
      <style:text-properties officeooo:rsid="002372f9"/>
    </style:style>
    <style:style style:name="T22" style:family="text">
      <style:text-properties officeooo:rsid="0025f288"/>
    </style:style>
    <style:style style:name="T23" style:family="text">
      <style:text-properties officeooo:rsid="0027f859"/>
    </style:style>
    <style:style style:name="T24" style:family="text">
      <style:text-properties officeooo:rsid="00286aaf"/>
    </style:style>
    <style:style style:name="T25" style:family="text">
      <style:text-properties officeooo:rsid="002d89fa"/>
    </style:style>
    <style:style style:name="T26" style:family="text">
      <style:text-properties officeooo:rsid="002f25d6"/>
    </style:style>
    <style:style style:name="T27" style:family="text">
      <style:text-properties officeooo:rsid="002ffc4b"/>
    </style:style>
    <style:style style:name="T28" style:family="text">
      <style:text-properties officeooo:rsid="0031bbdd"/>
    </style:style>
    <style:style style:name="T29" style:family="text">
      <style:text-properties officeooo:rsid="0033542e"/>
    </style:style>
    <style:style style:name="T30" style:family="text">
      <style:text-properties officeooo:rsid="00349b99"/>
    </style:style>
    <style:style style:name="T31" style:family="text">
      <style:text-properties officeooo:rsid="00353f42"/>
    </style:style>
    <style:style style:name="T32" style:family="text">
      <style:text-properties officeooo:rsid="00362a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1917in" fo:min-width="0.1917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807in" fo:min-width="0.1807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862in" fo:min-width="0.1862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693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soning About Molecules</text:p>
      <text:p text:style-name="P2">by Sven Nilsen, 2017</text:p>
      <text:p text:style-name="P1"/>
      <text:p text:style-name="P1">This is a practice paper to build an intuition around the mathematics of molecules, such that it can be used in automated engineering.</text:p>
      <text:p text:style-name="P1"/>
      <text:p text:style-name="P1">In chemistry, a common way of representing a water molecule is:</text:p>
      <text:p text:style-name="P1"/>
      <text:p text:style-name="P1"><text:tab/>H<text:span text:style-name="T1">2</text:span><text:span text:style-name="T6">O</text:span></text:p>
      <text:p text:style-name="P1"/>
      <text:p text:style-name="P1">Another way is to make a drawing where angles are ignored:</text:p>
      <text:p text:style-name="P1"/>
      <text:p text:style-name="P1"><draw:frame text:anchor-type="paragraph" draw:z-index="5" draw:name="Shape6" draw:style-name="gr5" draw:text-style-name="P40" svg:width="0.2894in" svg:height="0.2697in" svg:x="2.1854in" svg:y="0.0957in"><draw:text-box><text:p>O</text:p></draw:text-box></draw:frame><draw:frame text:anchor-type="paragraph" draw:z-index="6" draw:name="Shape7" draw:style-name="gr6" draw:text-style-name="P40" svg:width="0.4134in" svg:height="0.315in" svg:x="3.2953in" svg:y="0.0634in"><draw:text-box><text:p>H</text:p></draw:text-box></draw:frame><draw:frame text:anchor-type="paragraph" draw:z-index="7" draw:name="Shape8" draw:style-name="gr7" draw:text-style-name="P40" svg:width="0.4335in" svg:height="0.2823in" svg:x="1.2217in" svg:y="0.1028in"><draw:text-box><text:p>H</text:p></draw:text-box></draw:frame></text:p>
      <text:p text:style-name="P1"><draw:custom-shape text:anchor-type="paragraph" draw:z-index="0" draw:name="Shape1" draw:style-name="gr1" draw:text-style-name="P39" svg:width="0.2697in" svg:height="0.2697in" svg:x="0.952in" svg:y="0.0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2" draw:text-style-name="P39" svg:width="0.2559in" svg:height="0.2559in" svg:x="2.002in" svg:y="0.0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 draw:style-name="gr3" draw:text-style-name="P39" svg:width="0.263in" svg:height="0.263in" svg:x="3.052in" svg:y="0.0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 draw:name="Shape4" draw:style-name="gr4" draw:text-style-name="P39" svg:x1="1.2217in" svg:y1="0.1862in" svg:x2="2.0024in" svg:y2="0.1933in"><text:p/></draw:line><draw:line text:anchor-type="paragraph" draw:z-index="4" draw:name="Shape5" draw:style-name="gr4" draw:text-style-name="P39" svg:x1="2.2575in" svg:y1="0.1929in" svg:x2="3.052in" svg:y2="0.1665in"><text:p/></draw:line></text:p>
      <text:p text:style-name="P1"/>
      <text:p text:style-name="P1"/>
      <text:p text:style-name="P1">The water molecule is naturally structured this way, because <text:span text:style-name="T7">the molecule is held together by electrons forming pairs in the outermost shell. The atom number of `O` is 8, which means it has 6 electrons in the outer shell, since there are 2 in the innermost shell. The atom number of `H` is 1, which means it has 1 electron in a single shell. By each `H` atom sharing an electron with the `O` atom, while getting a share one of its electrons in return, the atoms form the chemical stable structure we call a “molecule”.</text:span></text:p>
      <text:p text:style-name="P1"/>
      <text:p text:style-name="P5">Here is a drawing of the molecular structure of CO<text:span text:style-name="T1">2</text:span>:</text:p>
      <text:p text:style-name="P3"><draw:frame text:anchor-type="paragraph" draw:z-index="13" draw:name="Shape6" draw:style-name="gr5" draw:text-style-name="P40" svg:width="0.2894in" svg:height="0.2697in" svg:x="2.1854in" svg:y="0.0957in"><draw:text-box><text:p>C</text:p></draw:text-box></draw:frame><draw:frame text:anchor-type="paragraph" draw:z-index="14" draw:name="Shape7" draw:style-name="gr6" draw:text-style-name="P40" svg:width="0.4134in" svg:height="0.315in" svg:x="3.2953in" svg:y="0.0634in"><draw:text-box><text:p>O</text:p></draw:text-box></draw:frame><draw:frame text:anchor-type="paragraph" draw:z-index="15" draw:name="Shape8" draw:style-name="gr7" draw:text-style-name="P40" svg:width="0.4335in" svg:height="0.2823in" svg:x="1.2217in" svg:y="0.1028in"><draw:text-box><text:p>O</text:p></draw:text-box></draw:frame></text:p>
      <text:p text:style-name="P3"><draw:custom-shape text:anchor-type="paragraph" draw:z-index="8" draw:name="Shape1" draw:style-name="gr1" draw:text-style-name="P39" svg:width="0.2697in" svg:height="0.2697in" svg:x="0.952in" svg:y="0.0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 draw:style-name="gr2" draw:text-style-name="P39" svg:width="0.2559in" svg:height="0.2559in" svg:x="2.002in" svg:y="0.0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3" draw:style-name="gr3" draw:text-style-name="P39" svg:width="0.263in" svg:height="0.263in" svg:x="3.052in" svg:y="0.0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Shape4" draw:style-name="gr4" draw:text-style-name="P39" svg:x1="1.2217in" svg:y1="0.1862in" svg:x2="2.0024in" svg:y2="0.1933in"><text:p/></draw:line><draw:line text:anchor-type="paragraph" draw:z-index="16" draw:name="Shape4" draw:style-name="gr4" draw:text-style-name="P39" svg:x1="1.2217in" svg:y1="0.1402in" svg:x2="2.0024in" svg:y2="0.1472in"><text:p/></draw:line><draw:line text:anchor-type="paragraph" draw:z-index="17" draw:name="Shape5" draw:style-name="gr4" draw:text-style-name="P39" svg:x1="2.2575in" svg:y1="0.1665in" svg:x2="3.052in" svg:y2="0.1665in"><text:p/></draw:line></text:p>
      <text:p text:style-name="P3"><draw:line text:anchor-type="paragraph" draw:z-index="12" draw:name="Shape5" draw:style-name="gr4" draw:text-style-name="P39" svg:x1="2.2575in" svg:y1="0.0016in" svg:x2="3.052in" svg:y2="0.0016in"><text:p/></draw:line></text:p>
      <text:p text:style-name="P3"/>
      <text:p text:style-name="P5">The atom number of `C` is 6, which means it has 4 electrons in the outer shell. Notice that instead of sharing a pair of electrons, the `C` atom shares two pairs with each `O` atom. In total there are 4 pairs of electrons that make up the chemical bound of the molecule.</text:p>
      <text:p text:style-name="P4"/>
      <text:p text:style-name="P4">One can formula <text:span text:style-name="T8">the following general problem: How do you determine whether any such graphical representation can represent a physical molecule? We would like to have an algorithm that can tell us what real molecules look like.</text:span></text:p>
      <text:p text:style-name="P4"/>
      <text:p text:style-name="P5">A key <text:span text:style-name="T9">insight is that when using objects to represent atoms, the properties of these objects are very complicated, and so will the algorithms be that reason about the molecules this way. Instead, one should think of the whole molecule as a structure consisting of two things:</text:span></text:p>
      <text:p text:style-name="P5"/>
      <text:list xml:id="list6245537288712252231" text:style-name="L1">
        <text:list-item>
          <text:p text:style-name="P6">A symmetric matrix <text:span text:style-name="T10">of size NxN</text:span> representing the number of electron pairs between <text:span text:style-name="T10">N</text:span> atoms</text:p>
        </text:list-item>
        <text:list-item>
          <text:p text:style-name="P6">A vector <text:span text:style-name="T10">of size N </text:span>assigning an atom number <text:span text:style-name="T10">to each atom</text:span> </text:p>
        </text:list-item>
      </text:list>
      <text:p text:style-name="P7"/>
      <text:p text:style-name="P8">The order of elements in the vector is kept such that we can look up in the matrix to see which atoms are connected. The symmetric matrix can be generalized with vectors to store chirality and shapes of molecules, <text:span text:style-name="T11">but the rest of this paper I will use scalars</text:span>.</text:p>
      <text:p text:style-name="P35">A matrix is symmetric when the following function returns true <text:span text:style-name="T18">(as defined in the Standard Dictionary of Path Semantics, link </text:span><text:a xlink:type="simple" xlink:href="https://github.com/advancedresearch/path_semantics/issues/129" text:style-name="Internet_20_link" text:visited-style-name="Visited_20_Internet_20_Link"><text:span text:style-name="T18">https://github.com/advancedresearch/path_semantics/issues/129</text:span></text:a><text:span text:style-name="T18">)</text:span>:</text:p>
      <text:p text:style-name="P9"/>
      <text:p text:style-name="P11"><text:span text:style-name="T11"><text:tab/></text:span><text:span text:style-name="T12">sym := \(m : matrix </text:span>∧ <text:span text:style-name="T12">[dim] [eq] true) = </text:span>∀ <text:span text:style-name="T12">i, j { m[i][j] == m[j][i] } </text:span></text:p>
      <text:p text:style-name="P9"/>
      <text:p text:style-name="P13"><text:span text:style-name="T11">In path semantics, one can write sub-type constraints that are defined using functions. This makes path semantics a very powerful tool for reasoning, because a lot of mathematical ideas can be expressed directly. The `</text:span><text:span text:style-name="T13">[dim] [eq] true` constraint means the dimensions of the matrix `dim : matrix → (nat, nat)` is checked for equality `eq : A ⨯ A → bool`. When this check returns `true`, the matrix are of dimensions NxN, </text:span><text:span text:style-name="T14">called a “square matrix”</text:span><text:span text:style-name="T13">. One could also write it as a composition `[eq · dim] true`, </text:span><text:span text:style-name="T15">or define a new function logically equivalent to this one</text:span><text:span text:style-name="T13">.</text:span></text:p>
      <text:p text:style-name="P13"><text:span text:style-name="T13"/></text:p>
      <text:p text:style-name="P13"><text:span text:style-name="T14">It follows that all symmetric matrices are square matrices, but are all square matrices symmetric?</text:span></text:p>
      <text:p text:style-name="P12"><text:span text:style-name="T14"/></text:p>
      <text:p text:style-name="P14"><text:span text:style-name="T14">I</text:span><text:span text:style-name="T12">f we think about the `sym` function, we know that it returns `true` for some input and `false` for some other input. Therefore, there are some matrices that are square matrices but not symmetric. In path semantics, one expresses this knowledge as an “existential path” of `sym`, a function that tells what output is returned.</text:span></text:p>
      <text:p text:style-name="P12"><text:span text:style-name="T14"/></text:p>
      <text:p text:style-name="P12"><text:span text:style-name="T14"><text:tab/>∃sym &lt;=&gt; \(x’ : bool) = if x { true } else { true }</text:span></text:p>
      <text:p text:style-name="P12"><text:span text:style-name="T14"/></text:p>
      <text:p text:style-name="P15"><text:span text:style-name="T14">T</text:span><text:span text:style-name="T12">his is a function called `true</text:span><text:span text:style-name="T2">1</text:span><text:span text:style-name="T12">` in path semantics, because it ignores the single argument input and always return `true`. It is written `true</text:span><text:span text:style-name="T2">1</text:span><text:span text:style-name="T12">` for brevity.</text:span></text:p>
      <text:p text:style-name="P15"><text:span text:style-name="T12"/></text:p>
      <text:p text:style-name="P15"><text:span text:style-name="T12"><text:tab/></text:span><text:span text:style-name="T14">∃sym &lt;=&gt; </text:span><text:span text:style-name="T12">true</text:span><text:span text:style-name="T2">1</text:span></text:p>
      <text:p text:style-name="P15"><text:span text:style-name="T12"/></text:p>
      <text:p text:style-name="P15"><text:span text:style-name="T12">Existential paths are important because, without them, we do not know whether a constraint makes sense at all. They are the type checkers of path semantics. The brilliant thing about path semantics is that it grounds meaning in functions, such that it is a testable and </text:span><text:span text:style-name="T17">sound system for reasoning without being constrained by the conceptual difficulties we are dealing with, which can get quite complex because we are reasoning about molecules.</text:span></text:p>
      <text:p text:style-name="P15"><text:span text:style-name="T12"/></text:p>
      <text:p text:style-name="P15"><text:span text:style-name="T12">When we write the following:</text:span></text:p>
      <text:p text:style-name="P9"/>
      <text:p text:style-name="P9"><text:tab/>a : [sym] true</text:p>
      <text:p text:style-name="P9"/>
      <text:p text:style-name="P10">It means `a` has a sub-type defined by the <text:span text:style-name="T20">`sym` function. However, you should not get yourself tricked by the simple and expressive notation. In path semantics there are lots of machinery behind the scenes.</text:span></text:p>
      <text:p text:style-name="P9"/>
      <text:p text:style-name="P15">We know that in order for it to make sense to talk about a symmetric matrix, it must be a square matrix. To make this a meaningful statement we need to check two things: </text:p>
      <text:p text:style-name="P15"/>
      <text:p text:style-name="P15"><text:tab/>a : <text:span text:style-name="T12">[dim] [eq] true</text:span></text:p>
      <text:p text:style-name="P15"><text:span text:style-name="T12"><text:tab/></text:span><text:span text:style-name="T16">a : [sym] true</text:span></text:p>
      <text:p text:style-name="P15"><text:span text:style-name="T16"/></text:p>
      <text:p text:style-name="P15"><text:span text:style-name="T16">T</text:span><text:span text:style-name="T12">he first </text:span><text:span text:style-name="T17">sentence can be written as a composition:</text:span></text:p>
      <text:p text:style-name="P15"><text:span text:style-name="T17"/></text:p>
      <text:p text:style-name="P16"><text:span text:style-name="T17"><text:tab/></text:span><text:span text:style-name="T12">a : [</text:span><text:span text:style-name="T17">eq · </text:span><text:span text:style-name="T12">dim] true</text:span></text:p>
      <text:p text:style-name="P17"><text:span text:style-name="T12"/></text:p>
      <text:p text:style-name="P36"><text:span text:style-name="T12">This is meaningful if and only if:</text:span></text:p>
      <text:p text:style-name="P17"><text:span text:style-name="T12"/></text:p>
      <text:p text:style-name="P17"><text:span text:style-name="T12"><text:tab/>true : [∃(eq · </text:span><text:span text:style-name="T15">dim</text:span><text:span text:style-name="T12">)] true</text:span></text:p>
      <text:p text:style-name="P9"/>
      <text:p text:style-name="P17">The existential path must return `true` for the output `true`. Equality returns `true` for some input and `false` for some other input, so the existential path is logically equivalent to `true<text:span text:style-name="T1">1</text:span>`:</text:p>
      <text:p text:style-name="P17"/>
      <text:p text:style-name="P17"><text:tab/><text:span text:style-name="T12">∃(eq · </text:span><text:span text:style-name="T15">dim</text:span><text:span text:style-name="T12">) &lt;=&gt; true</text:span><text:span text:style-name="T2">1</text:span></text:p>
      <text:p text:style-name="P18"/>
      <text:p text:style-name="P17">Replacing `<text:span text:style-name="T12">∃(eq · </text:span><text:span text:style-name="T15">dim</text:span><text:span text:style-name="T12">)` with `true</text:span><text:span text:style-name="T2">1</text:span><text:span text:style-name="T12">` gives us:</text:span></text:p>
      <text:p text:style-name="P17"><text:span text:style-name="T12"/></text:p>
      <text:p text:style-name="P17"><text:span text:style-name="T12"><text:tab/>true : [true</text:span><text:span text:style-name="T2">1</text:span><text:span text:style-name="T12">] true</text:span></text:p>
      <text:p text:style-name="P9"/>
      <text:p text:style-name="P19">This process can continue forever, because:</text:p>
      <text:p text:style-name="P19"/>
      <text:p text:style-name="P19"><text:tab/><text:span text:style-name="T17">∃</text:span><text:span text:style-name="T12">true</text:span><text:span text:style-name="T2">1</text:span><text:span text:style-name="T12"> &lt;=&gt; id</text:span></text:p>
      <text:p text:style-name="P19"><text:span text:style-name="T12"><text:tab/></text:span><text:span text:style-name="T17">∃</text:span><text:span text:style-name="T12">id &lt;=&gt; true</text:span><text:span text:style-name="T2">1</text:span></text:p>
      <text:p text:style-name="P9"/>
      <text:p text:style-name="P19">However, since we can use this as hardcoded knowledge, we assume that it will continue to pass the checks forever, so we determine that `<text:span text:style-name="T19">a : </text:span><text:span text:style-name="T15">[dim] [eq] true</text:span><text:span text:style-name="T12">` is meaningful.</text:span></text:p>
      <text:p text:style-name="P9"/>
      <text:p text:style-name="P19">The next to check is:</text:p>
      <text:p text:style-name="P9"/>
      <text:p text:style-name="P10"><text:tab/><text:span text:style-name="T12">a : [sym] true</text:span></text:p>
      <text:p text:style-name="P9"/>
      <text:p text:style-name="P19">Which is easy:</text:p>
      <text:p text:style-name="P19"/>
      <text:p text:style-name="P19"><text:tab/>true : [∃sym] true</text:p>
      <text:p text:style-name="P19"><text:tab/><text:span text:style-name="T17">true : [true</text:span><text:span text:style-name="T3">1</text:span><text:span text:style-name="T17">] true</text:span></text:p>
      <text:p text:style-name="P9"/>
      <text:p text:style-name="P20">An existential path lets us determine whether it is meaningful to talk about variables having a sub-type. Path semantics divides up the things to check into neat sub-problems, and when all these sub-problems are solved we can use the expressed knowledge to reason about more advanced stuff.</text:p>
      <text:p text:style-name="P20"/>
      <text:p text:style-name="P21">A symmetric property is not the only constraint a matrix must have to represent shared electron pairs in a real molecule. However, it demonstrates the conceptual idea that no matter what <text:span text:style-name="T21">structure, </text:span>form or shape <text:span text:style-name="T21">a molecule has, it can be represented and reasoned about using path semantics.</text:span></text:p>
      <text:p text:style-name="P21"/>
      <text:p text:style-name="P22">One property that <text:span text:style-name="T22">some </text:span>atoms have is that they want 8 electrons in their outer shell and are not <text:span text:style-name="T22">as </text:span>willing to share the electrons in the inner shells. <text:span text:style-name="T22">Thus, there could be a limited number of shared electrons between any two atoms in a molecule at a given pressure and temperature. When the molecular structure is limited by shared electron pairs, one can use the following constraint:</text:span></text:p>
      <text:p text:style-name="P22"/>
      <text:p text:style-name="P22"><text:tab/><text:span text:style-name="T22">max_bounds := \(n : nat) = \(m : matrix) = ∀ i { ∑ j { m[i][j] } &lt;= n }</text:span></text:p>
      <text:p text:style-name="P22"/>
      <text:p text:style-name="P24">This is used this way, by passing an argument to the constraint:</text:p>
      <text:p text:style-name="P24"/>
      <text:p text:style-name="P24"><text:tab/>a : [max_bounds(3)] true</text:p>
      <text:p text:style-name="P37">Another constraint is that you might want to describe structures where every atom is connected <text:span text:style-name="T23">by sharing at least one electron with another atom. An exception to this could be a complex molecule that transports a single atom by containing it. When every atom is connected to something else, the following function can be used:</text:span></text:p>
      <text:p text:style-name="P23"/>
      <text:p text:style-name="P23"><text:tab/><text:span text:style-name="T24">each_connected := \(m : matrix) = ∀ i { ∑ j { m[i][j] } &gt; 0 }</text:span></text:p>
      <text:p text:style-name="P25"/>
      <text:p text:style-name="P27">An atom can not be connected to itself:</text:p>
      <text:p text:style-name="P27"/>
      <text:p text:style-name="P27"><text:tab/>non_diag := \(m : matrix ∧ <text:span text:style-name="T12">[dim] [eq] true</text:span>) = ∀ i { m[i][i] == 0 }</text:p>
      <text:p text:style-name="P27"/>
      <text:p text:style-name="P26">Like with the other constraints, you can define a sub-type like this:</text:p>
      <text:p text:style-name="P26"/>
      <text:p text:style-name="P26"><text:tab/>a : [<text:span text:style-name="T25">non_diag</text:span>] true</text:p>
      <text:p text:style-name="P26"/>
      <text:p text:style-name="P28">By combining the constraints, you can define a more precise sub-type:</text:p>
      <text:p text:style-name="P28"/>
      <text:p text:style-name="P28"><text:tab/>a : [sym] true ∧ [max_bounds(3)] true ∧ [each_connected] true ∧ [non_diag] true</text:p>
      <text:p text:style-name="P28"/>
      <text:p text:style-name="P28">To make sure this is meaningful, every constraint must be checked against the constrained existential paths:</text:p>
      <text:p text:style-name="P28"/>
      <text:p text:style-name="P28"><text:tab/>true : [∃sym{[max_bounds(3)] true ∧ [each_connected] true ∧ [non_diag] true}] true</text:p>
      <text:p text:style-name="P28"><text:tab/>true : [∃max_bounds(3){[sym] true ∧ [each_connected] true ∧ [non_diag] true}] true</text:p>
      <text:p text:style-name="P28"><text:tab/>true : [∃each_connected{[sym] true ∧ [max_bounds(3)] true ∧ [non_diag] true}] true</text:p>
      <text:p text:style-name="P28"><text:tab/>true : [∃non_diag{[sym] true ∧ [max_bounds(3)] true ∧ [each_connected] true}] true</text:p>
      <text:p text:style-name="P28"/>
      <text:p text:style-name="P29">All the constraints are overlapping, so there is a<text:span text:style-name="T27">t least one</text:span> matrix having all these properties. <text:span text:style-name="T26">Another way to simplify the constraints is to replace them with a single function `f`:</text:span></text:p>
      <text:p text:style-name="P29"/>
      <text:p text:style-name="P29"><text:tab/><text:span text:style-name="T29">f := \(x : matrix) = sym(x) ∧ max_bounds(3)(x) ∧ each_connected(x) ∧ non_diag(x)</text:span></text:p>
      <text:p text:style-name="P29"/>
      <text:p text:style-name="P29"><text:tab/><text:span text:style-name="T28">a : [f] true</text:span></text:p>
      <text:p text:style-name="P29"/>
      <text:p text:style-name="P30">The goal is to get as close to a hypothetical function `molecule` that determines real molecules:</text:p>
      <text:p text:style-name="P30"/>
      <text:p text:style-name="P30"><text:tab/>f &lt;=&gt; molecule</text:p>
      <text:p text:style-name="P30"/>
      <text:p text:style-name="P30">However, this might not be easy, so one can attempt another thing instead. By splitting the function into two parts, one that tells whether a structure is a molecule when it really is a molecule, and another that tells whether a structure is not a molecule when it really is not a molecule:</text:p>
      <text:p text:style-name="P30"/>
      <text:p text:style-name="P30"><text:tab/>molecule(_ : [f<text:span text:style-name="T1">true</text:span>] true) = true</text:p>
      <text:p text:style-name="P30"><text:tab/>molecule(_ : [f<text:span text:style-name="T1">false</text:span>] false) = false</text:p>
      <text:p text:style-name="P30"/>
      <text:p text:style-name="P32">Try to eliminate all cases where our knowledge is uncertain:</text:p>
      <text:p text:style-name="P31"/>
      <text:p text:style-name="P31"><text:tab/><text:span text:style-name="T30">a : [f</text:span><text:span text:style-name="T4">true</text:span><text:span text:style-name="T30">] false ∧ [f</text:span><text:span text:style-name="T4">false</text:span><text:span text:style-name="T30">] true</text:span></text:p>
      <text:p text:style-name="P38">While avoiding unsoundness when these predictor functions are contradicting each other:</text:p>
      <text:p text:style-name="P33"/>
      <text:p text:style-name="P33"><text:tab/><text:span text:style-name="T30">a : [f</text:span><text:span text:style-name="T4">true</text:span><text:span text:style-name="T30">] </text:span>true<text:span text:style-name="T30"> ∧ [f</text:span><text:span text:style-name="T4">false</text:span><text:span text:style-name="T30">] </text:span>false</text:p>
      <text:p text:style-name="P32"/>
      <text:p text:style-name="P32">The function `f<text:span text:style-name="T1">true</text:span>` can <text:span text:style-name="T31">e.g. </text:span>be a list of all known molecules. <text:span text:style-name="T31">The function `f</text:span><text:span text:style-name="T5">false</text:span><text:span text:style-name="T31">` could be something like the one developed above, where the molecule structure is constrained by certain properties.</text:span></text:p>
      <text:p text:style-name="P32"/>
      <text:p text:style-name="P34">Once you have two such functions, one function that predicts positive cases and another function that predicts negative cases, you can use a constraint solver to find solutions for either unexplored molecules or <text:span text:style-name="T32">any </text:span>unsoundness <text:span text:style-name="T32">in the assumptions.</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0:31:49.650828000</meta:creation-date>
    <dc:date>2017-07-03T14:37:11.498218000</dc:date>
    <meta:editing-duration>PT1H22M10S</meta:editing-duration>
    <meta:editing-cycles>21</meta:editing-cycles>
    <meta:generator>LibreOffice/5.1.2.2$MacOSX_X86_64 LibreOffice_project/d3bf12ecb743fc0d20e0be0c58ca359301eb705f</meta:generator>
    <meta:document-statistic meta:table-count="0" meta:image-count="0" meta:object-count="0" meta:page-count="5" meta:paragraph-count="79" meta:word-count="1557" meta:character-count="8888" meta:non-whitespace-character-count="7376"/>
  </office:meta>
</office:document-meta>
</file>